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6b9" officeooo:paragraph-rsid="001606b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606b9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06b9" officeooo:paragraph-rsid="001606b9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1c0b" officeooo:paragraph-rsid="00171c0b"/>
    </style:style>
    <style:style style:name="T1" style:family="text">
      <style:text-properties officeooo:rsid="001606b9"/>
    </style:style>
    <style:style style:name="T2" style:family="text">
      <style:text-properties officeooo:rsid="0016a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book ID:-</text:p>
      <text:p text:style-name="P1"/>
      <text:p text:style-name="P2"><text:span text:style-name="T1">username:- <text:s/></text:span>d10000dspl@outlook.com</text:p>
      <text:p text:style-name="P2"><text:span text:style-name="T1">password:- <text:s/></text:span><text:span text:style-name="T2">(123qweasd!)</text:span></text:p>
      <text:p text:style-name="P3"/>
      <text:p text:style-name="P3"/>
      <text:p text:style-name="P3">Instagram ID:-</text:p>
      <text:p text:style-name="P3"/>
      <text:p text:style-name="P2"><text:span text:style-name="T1">username:- </text:span>kabirdash98r</text:p>
      <text:p text:style-name="P2"><text:span text:style-name="T1">password:- <text:s/></text:span>qweASD!@#4</text:p>
      <text:p text:style-name="P3"/>
      <text:p text:style-name="P3"/>
      <text:p text:style-name="P4">id: - <text:s/><text:a xlink:type="simple" xlink:href="mailto:ritikkumar16061995@gmail.com" text:style-name="Internet_20_link" text:visited-style-name="Visited_20_Internet_20_Link">ritikkumar16061995@gmail.com</text:a> or 095990 87215</text:p>
      <text:p text:style-name="P4">password: - <text:s/>(Ritik@12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6:47:17.036664148</meta:creation-date>
    <dc:date>2024-01-09T12:13:58.860229652</dc:date>
    <meta:editing-duration>PT1H2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1" meta:character-count="205" meta:non-whitespace-character-count="187"/>
  </office:meta>
</office:document-meta>
</file>